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992in"/>
    </style:style>
    <style:style style:name="co2" style:family="table-column">
      <style:table-column-properties fo:break-before="auto" style:column-width="1.01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193in"/>
    </style:style>
    <style:style style:name="co5" style:family="table-column">
      <style:table-column-properties fo:break-before="auto" style:column-width="0.8453in"/>
    </style:style>
    <style:style style:name="co6" style:family="table-column">
      <style:table-column-properties fo:break-before="auto" style:column-width="1.1752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2.7181in"/>
    </style:style>
    <style:style style:name="co9" style:family="table-column">
      <style:table-column-properties fo:break-before="auto" style:column-width="1.8598in"/>
    </style:style>
    <style:style style:name="co10" style:family="table-column">
      <style:table-column-properties fo:break-before="auto" style:column-width="2.2972in"/>
    </style:style>
    <style:style style:name="co11" style:family="table-column">
      <style:table-column-properties fo:break-before="auto" style:column-width="1.9591in"/>
    </style:style>
    <style:style style:name="co12" style:family="table-column">
      <style:table-column-properties fo:break-before="auto" style:column-width="0.8953in"/>
    </style:style>
    <style:style style:name="co13" style:family="table-column">
      <style:table-column-properties fo:break-before="auto" style:column-width="1.1591in"/>
    </style:style>
    <style:style style:name="co14" style:family="table-column">
      <style:table-column-properties fo:break-before="auto" style:column-width="0.8083in"/>
    </style:style>
    <style:style style:name="co15" style:family="table-column">
      <style:table-column-properties fo:break-before="auto" style:column-width="1.6335in"/>
    </style:style>
    <style:style style:name="co16" style:family="table-column">
      <style:table-column-properties fo:break-before="auto" style:column-width="0.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8" style:family="table-cell" style:parent-style-name="Default">
      <style:text-properties style:use-window-font-color="true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 style:data-style-name="N0"/>
    <style:style style:name="ce10" style:family="table-cell" style:parent-style-name="Default" style:data-style-name="N131"/>
    <style:style style:name="ce11" style:family="table-cell" style:parent-style-name="Default" style:data-style-name="N4"/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svg:stroke-color="#00a933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/>
    </style:style>
    <style:style style:name="T3" style:family="text">
      <style:text-properties style:font-name="Liberation Sans1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Calculations and Graph" table:style-name="ta1">
        <table:shapes>
          <draw:frame draw:z-index="0" draw:style-name="gr1" draw:text-style-name="P1" svg:width="6.2969in" svg:height="3.5382in" svg:x="16.9189in" svg:y="2.9803in">
            <draw:object draw:notify-on-update-of-ranges="Tables.B8:Tables.F8 Tables.A9:Tables.A9 Tables.B9:Tables.K9 Tables.A10:Tables.A10 Tables.B10:Tables.K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15"/>
          <table:table-cell office:value-type="string" calcext:value-type="string" table:number-columns-spanned="2" table:number-rows-spanned="1">
            <text:p>Average Electric Rate (<text:span text:style-name="T3">¢</text:span>/kW):</text:p>
          </table:table-cell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>
            <text:p>Solution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Link</text:p>
          </table:table-cell>
          <table:table-cell table:style-name="ce4" office:value-type="string" calcext:value-type="string">
            <text:p>Unit Co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Capital Cost</text:p>
          </table:table-cell>
          <table:table-cell table:style-name="ce6" office:value-type="string" calcext:value-type="string">
            <text:p>~Power consumption OFF (W)</text:p>
          </table:table-cell>
          <table:table-cell table:style-name="ce6" office:value-type="string" calcext:value-type="string">
            <text:p>~Power Consumption ON (W)</text:p>
          </table:table-cell>
          <table:table-cell table:style-name="ce1" office:value-type="string" calcext:value-type="string">
            <text:p>Cost to Run 24H (¢)</text:p>
          </table:table-cell>
          <table:table-cell table:style-name="ce4" office:value-type="string" calcext:value-type="string">
            <text:p><text:span text:style-name="T1">Cost to Run 1yr (</text:span><text:span text:style-name="T2">$, USA)</text:span></text:p>
          </table:table-cell>
          <table:table-cell table:style-name="Default"/>
          <table:table-cell table:number-columns-repeated="2"/>
          <table:table-cell table:style-name="ce1"/>
          <table:table-cell table:style-name="ce22" office:value-type="float" office:value="17.47" calcext:value-type="float">
            <text:p>17.47</text:p>
          </table:table-cell>
          <table:table-cell office:value-type="string" calcext:value-type="string">
            <text:p>For USA</text:p>
          </table:table-cell>
          <table:table-cell office:value-type="string" calcext:value-type="string" table:number-columns-spanned="2" table:number-rows-spanned="1">
            <text:p>Approx. Pi Power Consumption (W)</text:p>
          </table:table-cell>
          <table:covered-table-cell/>
        </table:table-row>
        <table:table-row table:style-name="ro1">
          <table:table-cell office:value-type="string" calcext:value-type="string">
            <text:p>Wall Timer</text:p>
          </table:table-cell>
          <table:table-cell office:value-type="string" calcext:value-type="string">
            <text:p>COTS Wall Tim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mazon.com/GHome-Smart-Compatible-Function-Required/dp/B0D7ZXYPRL/ref=sr_1_11?crid=2DU7GWO473HCH&amp;dib=eyJ2IjoiMSJ9.8YBKzN14u4D1y4Vb_3hCUZWOCruUe7PcVOJaG51PqzRa4shRpRS7IxNxN6HI9u5taxp-SnVmR0lhZTT48EiPLHTRPOJkcX-v-aKn4h2Mu8tSxZBBXpGpkoNDTWr0fjm_YQd5Qp3tXeAMKnIi3L7X4svXT37QlCtEox4K9VfLcO2-Twz_s_q4mTO1CcBBXRY39e8UOAqS1-Y0k3bUOm0uSjlPxCDTPLIlydt6fl5EBj2SYq5mcSdkLbZcFJ8twWMOto8VMZXrGQs8SoUig-j74_Tj8veWqspa0SzV0twZU08.IqKXr8VUBWMk53NxK5PMo7hpejtjm9PKDpl70gIF4Ec&amp;dib_tag=se&amp;keywords=outlet%2Btimer&amp;qid=1760914106&amp;sprefix=outlet%2Btimer%2Caps%2C136&amp;sr=8-11&amp;th=1</text:p>
          </table:table-cell>
          <table:table-cell office:value-type="currency" office:currency="USD" office:value="9.99" calcext:value-type="currency">
            <text:p>$9.99</text:p>
          </table:table-cell>
          <table:table-cell office:value-type="float" office:value="1" calcext:value-type="float">
            <text:p>1</text:p>
          </table:table-cell>
          <table:table-cell table:style-name="ce3" table:formula="of:=[.E3]*[.F3] + ([.E3]*0.0848)" office:value-type="currency" office:currency="USD" office:value="10.837152" calcext:value-type="currency">
            <text:p>$10.84</text:p>
          </table:table-cell>
          <table:table-cell office:value-type="float" office:value="1" calcext:value-type="float">
            <text:p>1</text:p>
          </table:table-cell>
          <table:table-cell table:formula="of:=1+[.$R$3]" office:value-type="float" office:value="5.5" calcext:value-type="float">
            <text:p>5.5</text:p>
          </table:table-cell>
          <table:table-cell table:style-name="ce7" table:formula="of:=([.H3]*[.$P$8]+[.I3]*[.$P$7])*[.$P$4]" office:value-type="float" office:value="1.5329925" calcext:value-type="float">
            <text:p>1.5329925</text:p>
          </table:table-cell>
          <table:table-cell table:style-name="ce9" table:formula="of:=365*([.J3]/100)" office:value-type="currency" office:currency="USD" office:value="5.595422625" calcext:value-type="currency">
            <text:p>$5.60</text:p>
          </table:table-cell>
          <table:table-cell table:style-name="Default"/>
          <table:table-cell table:number-columns-repeated="3"/>
          <table:table-cell office:value-type="string" calcext:value-type="string">
            <text:p><text:span text:style-name="T4"> (</text:span><text:span text:style-name="T5">¢</text:span><text:span text:style-name="T6">/W) for above:</text:span></text:p>
          </table:table-cell>
          <table:table-cell/>
          <table:table-cell table:formula="of:=(3+6)/2" office:value-type="float" office:value="4.5" calcext:value-type="float">
            <text:p>4.5</text:p>
          </table:table-cell>
          <table:table-cell office:value-type="string" calcext:value-type="string">
            <text:p>When On</text:p>
          </table:table-cell>
        </table:table-row>
        <table:table-row table:style-name="ro1">
          <table:table-cell table:number-columns-repeated="11"/>
          <table:table-cell table:style-name="Default"/>
          <table:table-cell table:number-columns-repeated="3"/>
          <table:table-cell table:style-name="ce10" table:formula="of:=[.P2]/1000" office:value-type="float" office:value="0.01747" calcext:value-type="float">
            <text:p>0.0174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9">
            <text:p>DIY Shut-Off Relay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G6DN-1A DC5</text:p>
          </table:table-cell>
          <table:table-cell office:value-type="string" calcext:value-type="string">
            <text:p>https://www.digikey.com/short/bfnhhdn3</text:p>
          </table:table-cell>
          <table:table-cell office:value-type="currency" office:currency="USD" office:value="1.39" calcext:value-type="currency">
            <text:p>$1.39</text:p>
          </table:table-cell>
          <table:table-cell office:value-type="float" office:value="1" calcext:value-type="float">
            <text:p>1</text:p>
          </table:table-cell>
          <table:table-cell table:style-name="ce3" table:formula="of:=[.E5]*[.F5] + ([.E5]*0.0848)" office:value-type="currency" office:currency="USD" office:value="1.507872" calcext:value-type="currency">
            <text:p>$1.51</text:p>
          </table:table-cell>
          <table:table-cell office:value-type="float" office:value="0" calcext:value-type="float">
            <text:p>0</text:p>
          </table:table-cell>
          <table:table-cell table:formula="of:=0.1+[.$R$3]" office:value-type="float" office:value="4.6" calcext:value-type="float">
            <text:p>4.6</text:p>
          </table:table-cell>
          <table:table-cell table:style-name="ce8" table:formula="of:=([.H5]*[.$Q$8]+[.I5]*[.$Q$7])*[.$P$4]" office:value-type="float" office:value="1.35276033333333" calcext:value-type="float">
            <text:p>1.35276033333333</text:p>
          </table:table-cell>
          <table:table-cell table:formula="of:=365*([.J5]/100)" office:value-type="currency" office:currency="USD" office:value="4.93757521666667" calcext:value-type="currency">
            <text:p>$4.94</text:p>
          </table:table-cell>
          <table:table-cell table:style-name="Default"/>
          <table:table-cell/>
          <table:table-cell table:style-name="ce3" table:formula="of:=[.K5]+[.K10]" office:value-type="currency" office:currency="USD" office:value="4.983273825" calcext:value-type="currency">
            <text:p>$4.9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rotoboard</text:p>
          </table:table-cell>
          <table:table-cell table:number-columns-repeated="2" office:value-type="string" calcext:value-type="string">
            <text:p>-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float" office:value="1" calcext:value-type="float">
            <text:p>1</text:p>
          </table:table-cell>
          <table:table-cell table:style-name="ce3" table:formula="of:=[.E6]*[.F6] + ([.E6]*0.0848)" office:value-type="currency" office:currency="USD" office:value="0.05424" calcext:value-type="currency">
            <text:p>$0.05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Default"/>
          <table:table-cell/>
          <table:table-cell table:style-name="ce3"/>
          <table:table-cell/>
          <table:table-cell office:value-type="string" calcext:value-type="string">
            <text:p>Wall Timer</text:p>
          </table:table-cell>
          <table:table-cell office:value-type="string" calcext:value-type="string">
            <text:p>Relay w/ Sola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Wire</text:p>
          </table:table-cell>
          <table:table-cell table:number-columns-repeated="2" office:value-type="string" calcext:value-type="string">
            <text:p>-</text:p>
          </table:table-cell>
          <table:table-cell office:value-type="currency" office:currency="USD" office:value="0" calcext:value-type="currency">
            <text:p>$0.00</text:p>
          </table:table-cell>
          <table:table-cell office:value-type="float" office:value="4" calcext:value-type="float">
            <text:p>4</text:p>
          </table:table-cell>
          <table:table-cell table:style-name="ce3" table:formula="of:=[.E7]*[.F7] + ([.E7]*0.0848)" office:value-type="currency" office:currency="USD" office:value="0" calcext:value-type="currency">
            <text:p>$0.00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Time On</text:p>
          </table:table-cell>
          <table:table-cell table:style-name="ce11" table:formula="of:=850/60" office:value-type="float" office:value="14.1666666666667" calcext:value-type="float">
            <text:p>14.17</text:p>
          </table:table-cell>
          <table:table-cell table:style-name="ce11" table:formula="of:=1010/60" office:value-type="float" office:value="16.8333333333333" calcext:value-type="float">
            <text:p>16.8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SB-C Plu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mazon.com/dp/B0D9W8B97B/?coliid=I2T56DKOKAZ5VV&amp;colid=11QFI2IG3MHD0&amp;psc=1&amp;ref_=list_c_wl_lv_ov_lig_dp_it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1" calcext:value-type="float">
            <text:p>1</text:p>
          </table:table-cell>
          <table:table-cell table:style-name="ce3" table:formula="of:=[.E8]*[.F8] + ([.E8]*0.0848)" office:value-type="currency" office:currency="USD" office:value="6.497952" calcext:value-type="currency">
            <text:p>$6.50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Time Off</text:p>
          </table:table-cell>
          <table:table-cell table:style-name="ce11" table:formula="of:=590/60" office:value-type="float" office:value="9.83333333333333" calcext:value-type="float">
            <text:p>9.83</text:p>
          </table:table-cell>
          <table:table-cell table:style-name="ce11" table:formula="of:=430/60" office:value-type="float" office:value="7.16666666666667" calcext:value-type="float">
            <text:p>7.1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lar Cell</text:p>
          </table:table-cell>
          <table:table-cell/>
          <table:table-cell office:value-type="string" calcext:value-type="string">
            <text:p>https://www.digikey.com/short/z02vwjfd</text:p>
          </table:table-cell>
          <table:table-cell office:value-type="currency" office:currency="USD" office:value="4.94" calcext:value-type="currency">
            <text:p>$4.94</text:p>
          </table:table-cell>
          <table:table-cell office:value-type="float" office:value="1" calcext:value-type="float">
            <text:p>1</text:p>
          </table:table-cell>
          <table:table-cell table:style-name="ce3" table:formula="of:=[.E9]*[.F9] + ([.E9]*0.0848)" office:value-type="currency" office:currency="USD" office:value="5.358912" calcext:value-type="currency">
            <text:p>$5.36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Power Supply Loss</text:p>
          </table:table-cell>
          <table:table-cell table:number-columns-repeated="2" office:value-type="string" calcext:value-type="string">
            <text:p>-</text:p>
          </table:table-cell>
          <table:table-cell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style-name="ce3" table:formula="of:=[.E10]*[.F10] + ([.E10]*0.0848)" office:value-type="currency" office:currency="USD" office:value="0" calcext:value-type="currency">
            <text:p>$0.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8" table:formula="of:=([.H10]*[.$Q$8]+[.I10]*[.$Q$7])*[.$P$4]" office:value-type="float" office:value="0.0125201666666667" calcext:value-type="float">
            <text:p>0.0125201666666667</text:p>
          </table:table-cell>
          <table:table-cell table:formula="of:=365*([.J10]/100)" office:value-type="currency" office:currency="USD" office:value="0.0456986083333333" calcext:value-type="currency">
            <text:p>$0.05</text:p>
          </table:table-cell>
          <table:table-cell table:style-name="Default"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Screw Terminals</text:p>
          </table:table-cell>
          <table:table-cell table:number-columns-repeated="2" office:value-type="string" calcext:value-type="string">
            <text:p>-</text:p>
          </table:table-cell>
          <table:table-cell table:formula="of:=9.99/25" office:value-type="currency" office:currency="USD" office:value="0.3996" calcext:value-type="currency">
            <text:p>$0.40</text:p>
          </table:table-cell>
          <table:table-cell office:value-type="float" office:value="2" calcext:value-type="float">
            <text:p>2</text:p>
          </table:table-cell>
          <table:table-cell table:style-name="ce3" table:formula="of:=[.E11]*[.F11] + ([.E11]*0.0848)" office:value-type="currency" office:currency="USD" office:value="0.83308608" calcext:value-type="currency">
            <text:p>$0.83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Diodes</text:p>
          </table:table-cell>
          <table:table-cell office:value-type="string" calcext:value-type="string">
            <text:p>1N4007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 office:value-type="float" office:value="3" calcext:value-type="float">
            <text:p>3</text:p>
          </table:table-cell>
          <table:table-cell table:style-name="ce3" table:formula="of:=[.E12]*[.F12] + ([.E12]*0.0848)" office:value-type="currency" office:currency="USD" office:value="0.30848" calcext:value-type="currency">
            <text:p>$0.3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Total Cost ($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Resistor</text:p>
          </table:table-cell>
          <table:table-cell table:number-columns-repeated="2" office:value-type="string" calcext:value-type="string">
            <text:p>-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style-name="ce3" table:formula="of:=[.E13]*[.F13] + ([.E13]*0.0848)" office:value-type="currency" office:currency="USD" office:value="0.10848" calcext:value-type="currency">
            <text:p>$0.1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Default"/>
          <table:table-cell/>
          <table:table-cell office:value-type="string" calcext:value-type="string">
            <text:p>Wall Timer</text:p>
          </table:table-cell>
          <table:table-cell table:style-name="ce3" table:formula="of:=[.G3]" office:value-type="currency" office:currency="USD" office:value="10.837152" calcext:value-type="currency">
            <text:p>$10.84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DIY Relay</text:p>
          </table:table-cell>
          <table:table-cell table:style-name="ce3" table:formula="of:=SUM([.G5:.G13])" office:value-type="currency" office:currency="USD" office:value="14.66902208" calcext:value-type="currency">
            <text:p>$14.67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Difference</text:p>
          </table:table-cell>
          <table:table-cell table:style-name="ce3" table:formula="of:=[.O13]-[.O14]" office:value-type="currency" office:currency="USD" office:value="-3.83187008" calcext:value-type="currency">
            <text:p>-$3.83</text:p>
          </table:table-cell>
          <table:table-cell table:number-columns-repeated="4"/>
        </table:table-row>
        <table:table-row table:style-name="ro1" table:number-rows-repeated="1048560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Tables" table:style-name="ta1">
        <table:table-column table:style-name="co3" table:number-columns-repeated="11" table:default-cell-style-name="Default"/>
        <table:table-row table:style-name="ro1">
          <table:table-cell table:style-name="ce25" office:value-type="string" calcext:value-type="string" table:number-columns-spanned="8" table:number-rows-spanned="1">
            <text:p>Accumulating Cost of Operation (no interest, USA)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ll Timer</text:p>
          </table:table-cell>
          <table:table-cell table:style-name="ce3" table:formula="of:=['Calculations and Graph'.$K$3]*[.B2]" office:value-type="currency" office:currency="USD" office:value="5.595422625" calcext:value-type="currency">
            <text:p>$5.60</text:p>
          </table:table-cell>
          <table:table-cell table:style-name="ce3" table:formula="of:=['Calculations and Graph'.$K$3]*[.C2]" office:value-type="currency" office:currency="USD" office:value="11.19084525" calcext:value-type="currency">
            <text:p>$11.19</text:p>
          </table:table-cell>
          <table:table-cell table:style-name="ce3" table:formula="of:=['Calculations and Graph'.$K$3]*[.D2]" office:value-type="currency" office:currency="USD" office:value="16.786267875" calcext:value-type="currency">
            <text:p>$16.79</text:p>
          </table:table-cell>
          <table:table-cell table:style-name="ce3" table:formula="of:=['Calculations and Graph'.$K$3]*[.E2]" office:value-type="currency" office:currency="USD" office:value="22.3816905" calcext:value-type="currency">
            <text:p>$22.38</text:p>
          </table:table-cell>
          <table:table-cell table:style-name="ce3" table:formula="of:=['Calculations and Graph'.$K$3]*[.F2]" office:value-type="currency" office:currency="USD" office:value="27.977113125" calcext:value-type="currency">
            <text:p>$27.98</text:p>
          </table:table-cell>
          <table:table-cell table:style-name="ce3" table:formula="of:=['Calculations and Graph'.$K$3]*[.G2]" office:value-type="currency" office:currency="USD" office:value="33.57253575" calcext:value-type="currency">
            <text:p>$33.57</text:p>
          </table:table-cell>
          <table:table-cell table:style-name="ce3" table:formula="of:=['Calculations and Graph'.$K$3]*[.H2]" office:value-type="currency" office:currency="USD" office:value="39.167958375" calcext:value-type="currency">
            <text:p>$39.17</text:p>
          </table:table-cell>
          <table:table-cell table:style-name="ce3" table:formula="of:=['Calculations and Graph'.$K$3]*[.I2]" office:value-type="currency" office:currency="USD" office:value="44.763381" calcext:value-type="currency">
            <text:p>$44.76</text:p>
          </table:table-cell>
          <table:table-cell table:style-name="ce3" table:formula="of:=['Calculations and Graph'.$K$3]*[.J2]" office:value-type="currency" office:currency="USD" office:value="50.358803625" calcext:value-type="currency">
            <text:p>$50.36</text:p>
          </table:table-cell>
          <table:table-cell table:style-name="ce3" table:formula="of:=['Calculations and Graph'.$K$3]*[.K2]" office:value-type="currency" office:currency="USD" office:value="55.95422625" calcext:value-type="currency">
            <text:p>$55.95</text:p>
          </table:table-cell>
        </table:table-row>
        <table:table-row table:style-name="ro1">
          <table:table-cell office:value-type="string" calcext:value-type="string">
            <text:p>Relay Switch</text:p>
          </table:table-cell>
          <table:table-cell table:style-name="ce3" table:formula="of:=['Calculations and Graph'.$N$5]*[.B2]" office:value-type="currency" office:currency="USD" office:value="4.983273825" calcext:value-type="currency">
            <text:p>$4.98</text:p>
          </table:table-cell>
          <table:table-cell table:style-name="ce3" table:formula="of:=['Calculations and Graph'.$N$5]*[.C2]" office:value-type="currency" office:currency="USD" office:value="9.96654765" calcext:value-type="currency">
            <text:p>$9.97</text:p>
          </table:table-cell>
          <table:table-cell table:style-name="ce3" table:formula="of:=['Calculations and Graph'.$N$5]*[.D2]" office:value-type="currency" office:currency="USD" office:value="14.949821475" calcext:value-type="currency">
            <text:p>$14.95</text:p>
          </table:table-cell>
          <table:table-cell table:style-name="ce3" table:formula="of:=['Calculations and Graph'.$N$5]*[.E2]" office:value-type="currency" office:currency="USD" office:value="19.9330953" calcext:value-type="currency">
            <text:p>$19.93</text:p>
          </table:table-cell>
          <table:table-cell table:style-name="ce3" table:formula="of:=['Calculations and Graph'.$N$5]*[.F2]" office:value-type="currency" office:currency="USD" office:value="24.916369125" calcext:value-type="currency">
            <text:p>$24.92</text:p>
          </table:table-cell>
          <table:table-cell table:style-name="ce3" table:formula="of:=['Calculations and Graph'.$N$5]*[.G2]" office:value-type="currency" office:currency="USD" office:value="29.89964295" calcext:value-type="currency">
            <text:p>$29.90</text:p>
          </table:table-cell>
          <table:table-cell table:style-name="ce3" table:formula="of:=['Calculations and Graph'.$N$5]*[.H2]" office:value-type="currency" office:currency="USD" office:value="34.882916775" calcext:value-type="currency">
            <text:p>$34.88</text:p>
          </table:table-cell>
          <table:table-cell table:style-name="ce3" table:formula="of:=['Calculations and Graph'.$N$5]*[.I2]" office:value-type="currency" office:currency="USD" office:value="39.8661906" calcext:value-type="currency">
            <text:p>$39.87</text:p>
          </table:table-cell>
          <table:table-cell table:style-name="ce3" table:formula="of:=['Calculations and Graph'.$N$5]*[.J2]" office:value-type="currency" office:currency="USD" office:value="44.849464425" calcext:value-type="currency">
            <text:p>$44.85</text:p>
          </table:table-cell>
          <table:table-cell table:style-name="ce3" table:formula="of:=['Calculations and Graph'.$N$5]*[.K2]" office:value-type="currency" office:currency="USD" office:value="49.83273825" calcext:value-type="currency">
            <text:p>$49.8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5" office:value-type="string" calcext:value-type="string" table:number-columns-spanned="8" table:number-rows-spanned="1">
            <text:p>Time to Equal Values (no interest, USA, yearly)</text:p>
          </table:table-cell>
          <table:covered-table-cell table:number-columns-repeated="6"/>
          <table:covered-table-cell table:style-name="ce25"/>
          <table:table-cell table:number-columns-repeated="3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ll Timer</text:p>
          </table:table-cell>
          <table:table-cell table:style-name="ce3" table:formula="of:=(['Calculations and Graph'.$K$3]*[.B8])+['Calculations and Graph'.$O$13]" office:value-type="currency" office:currency="USD" office:value="16.432574625" calcext:value-type="currency">
            <text:p>$16.43</text:p>
          </table:table-cell>
          <table:table-cell table:style-name="ce3" table:formula="of:=(['Calculations and Graph'.$K$3]*[.C8])+['Calculations and Graph'.$O$13]" office:value-type="currency" office:currency="USD" office:value="22.02799725" calcext:value-type="currency">
            <text:p>$22.03</text:p>
          </table:table-cell>
          <table:table-cell table:style-name="ce3" table:formula="of:=(['Calculations and Graph'.$K$3]*[.D8])+['Calculations and Graph'.$O$13]" office:value-type="currency" office:currency="USD" office:value="27.623419875" calcext:value-type="currency">
            <text:p>$27.62</text:p>
          </table:table-cell>
          <table:table-cell table:style-name="ce3" table:formula="of:=(['Calculations and Graph'.$K$3]*[.E8])+['Calculations and Graph'.$O$13]" office:value-type="currency" office:currency="USD" office:value="33.2188425" calcext:value-type="currency">
            <text:p>$33.22</text:p>
          </table:table-cell>
          <table:table-cell table:style-name="ce3" table:formula="of:=(['Calculations and Graph'.$K$3]*[.F8])+['Calculations and Graph'.$O$13]" office:value-type="currency" office:currency="USD" office:value="38.814265125" calcext:value-type="currency">
            <text:p>$38.81</text:p>
          </table:table-cell>
          <table:table-cell table:style-name="ce3" table:formula="of:=(['Calculations and Graph'.$K$3]*[.G8])+['Calculations and Graph'.$O$13]" office:value-type="currency" office:currency="USD" office:value="44.40968775" calcext:value-type="currency">
            <text:p>$44.41</text:p>
          </table:table-cell>
          <table:table-cell table:style-name="ce3" table:formula="of:=(['Calculations and Graph'.$K$3]*[.H8])+['Calculations and Graph'.$O$13]" office:value-type="currency" office:currency="USD" office:value="50.005110375" calcext:value-type="currency">
            <text:p>$50.01</text:p>
          </table:table-cell>
          <table:table-cell table:style-name="ce3" table:formula="of:=(['Calculations and Graph'.$K$3]*[.I8])+['Calculations and Graph'.$O$13]" office:value-type="currency" office:currency="USD" office:value="55.600533" calcext:value-type="currency">
            <text:p>$55.60</text:p>
          </table:table-cell>
          <table:table-cell table:style-name="ce3" table:formula="of:=(['Calculations and Graph'.$K$3]*[.J8])+['Calculations and Graph'.$O$13]" office:value-type="currency" office:currency="USD" office:value="61.195955625" calcext:value-type="currency">
            <text:p>$61.20</text:p>
          </table:table-cell>
          <table:table-cell table:style-name="ce3" table:formula="of:=(['Calculations and Graph'.$K$3]*[.K8])+['Calculations and Graph'.$O$13]" office:value-type="currency" office:currency="USD" office:value="66.79137825" calcext:value-type="currency">
            <text:p>$66.79</text:p>
          </table:table-cell>
        </table:table-row>
        <table:table-row table:style-name="ro1">
          <table:table-cell office:value-type="string" calcext:value-type="string">
            <text:p>Relay Switch</text:p>
          </table:table-cell>
          <table:table-cell table:style-name="ce3" table:formula="of:=(['Calculations and Graph'.$N$5]*[.B8])+['Calculations and Graph'.$O$14]" office:value-type="currency" office:currency="USD" office:value="19.652295905" calcext:value-type="currency">
            <text:p>$19.65</text:p>
          </table:table-cell>
          <table:table-cell table:style-name="ce3" table:formula="of:=(['Calculations and Graph'.$N$5]*[.C8])+['Calculations and Graph'.$O$14]" office:value-type="currency" office:currency="USD" office:value="24.63556973" calcext:value-type="currency">
            <text:p>$24.64</text:p>
          </table:table-cell>
          <table:table-cell table:style-name="ce3" table:formula="of:=(['Calculations and Graph'.$N$5]*[.D8])+['Calculations and Graph'.$O$14]" office:value-type="currency" office:currency="USD" office:value="29.618843555" calcext:value-type="currency">
            <text:p>$29.62</text:p>
          </table:table-cell>
          <table:table-cell table:style-name="ce3" table:formula="of:=(['Calculations and Graph'.$N$5]*[.E8])+['Calculations and Graph'.$O$14]" office:value-type="currency" office:currency="USD" office:value="34.60211738" calcext:value-type="currency">
            <text:p>$34.60</text:p>
          </table:table-cell>
          <table:table-cell table:style-name="ce3" table:formula="of:=(['Calculations and Graph'.$N$5]*[.F8])+['Calculations and Graph'.$O$14]" office:value-type="currency" office:currency="USD" office:value="39.585391205" calcext:value-type="currency">
            <text:p>$39.59</text:p>
          </table:table-cell>
          <table:table-cell table:style-name="ce3" table:formula="of:=(['Calculations and Graph'.$N$5]*[.G8])+['Calculations and Graph'.$O$14]" office:value-type="currency" office:currency="USD" office:value="44.56866503" calcext:value-type="currency">
            <text:p>$44.57</text:p>
          </table:table-cell>
          <table:table-cell table:style-name="ce3" table:formula="of:=(['Calculations and Graph'.$N$5]*[.H8])+['Calculations and Graph'.$O$14]" office:value-type="currency" office:currency="USD" office:value="49.551938855" calcext:value-type="currency">
            <text:p>$49.55</text:p>
          </table:table-cell>
          <table:table-cell table:style-name="ce3" table:formula="of:=(['Calculations and Graph'.$N$5]*[.I8])+['Calculations and Graph'.$O$14]" office:value-type="currency" office:currency="USD" office:value="54.53521268" calcext:value-type="currency">
            <text:p>$54.54</text:p>
          </table:table-cell>
          <table:table-cell table:style-name="ce3" table:formula="of:=(['Calculations and Graph'.$N$5]*[.J8])+['Calculations and Graph'.$O$14]" office:value-type="currency" office:currency="USD" office:value="59.518486505" calcext:value-type="currency">
            <text:p>$59.52</text:p>
          </table:table-cell>
          <table:table-cell table:style-name="ce3" table:formula="of:=(['Calculations and Graph'.$N$5]*[.K8])+['Calculations and Graph'.$O$14]" office:value-type="currency" office:currency="USD" office:value="64.50176033" calcext:value-type="currency">
            <text:p>$64.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17:03:29.088223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9T17:45:22.923809700</meta:creation-date>
    <dc:date>2025-10-23T18:03:46.362656000</dc:date>
    <meta:editing-duration>PT1H45M21S</meta:editing-duration>
    <meta:editing-cycles>4</meta:editing-cycles>
    <meta:generator>LibreOffice/25.2.6.2$Windows_X86_64 LibreOffice_project/729c5bfe710f5eb71ed3bbde9e06a6065e9c6c5d</meta:generator>
    <meta:document-statistic meta:table-count="2" meta:cell-count="20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0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5cm" svg:height="8.988cm" xlink:href=".." xlink:type="simple" chart:class="chart:line" chart:style-name="ch1">
        <chart:title svg:x="3.951cm" svg:y="0.315cm" chart:style-name="ch2">
          <text:p><text:span text:style-name="T1">Time to Equal Values (24/7 Opperation)</text:span></text:p>
        </chart:title>
        <chart:legend chart:legend-position="end" svg:x="12.663cm" svg:y="3.946cm" style:legend-expansion="high" chart:style-name="ch3"/>
        <chart:plot-area chart:style-name="ch4" svg:x="1.33cm" svg:y="1.273cm" svg:width="11.014cm" svg:height="6.555cm">
          <chart:coordinate-region svg:x="2.633cm" svg:y="1.472cm" svg:width="9.711cm" svg:height="5.709cm"/>
          <chart:axis chart:dimension="x" chart:name="primary-x" chart:style-name="ch5" chartooo:axis-type="auto">
            <chartooo:date-scale/>
            <chart:title svg:x="6.444cm" svg:y="8.007cm" chart:style-name="ch2">
              <text:p><text:span text:style-name="T2">Year</text:span></text:p>
            </chart:title>
            <chart:categories table:cell-range-address="Tables.B8:Tables.F8"/>
          </chart:axis>
          <chart:axis chart:dimension="y" chart:name="primary-y" chart:style-name="ch6">
            <chart:title svg:x="0.451cm" svg:y="5.851cm" chart:style-name="ch7">
              <text:p><text:span text:style-name="T2">Cost of Operation</text:span></text:p>
            </chart:title>
            <chart:grid chart:style-name="ch8" chart:class="major"/>
          </chart:axis>
          <chart:series chart:style-name="ch9" chart:values-cell-range-address="Tables.B9:Tables.K9" chart:label-cell-address="Tables.A9:Tables.A9" chart:class="chart:line">
            <chart:data-point chart:repeated="10"/>
          </chart:series>
          <chart:series chart:style-name="ch10" chart:values-cell-range-address="Tables.B10:Tables.K10" chart:label-cell-address="Tables.A10:Tables.A1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les.B8:Tables.F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Wall Timer</text:p>
                <draw:g>
                  <svg:desc>Tables.A9:Tables.A9</svg:desc>
                </draw:g>
              </table:table-cell>
              <table:table-cell office:value-type="float" office:value="16.432574625">
                <text:p>16.432574625</text:p>
                <draw:g>
                  <svg:desc>Tables.B9:Tables.K9</svg:desc>
                </draw:g>
              </table:table-cell>
              <table:table-cell office:value-type="float" office:value="22.02799725">
                <text:p>22.02799725</text:p>
              </table:table-cell>
              <table:table-cell office:value-type="float" office:value="27.623419875">
                <text:p>27.623419875</text:p>
              </table:table-cell>
              <table:table-cell office:value-type="float" office:value="33.2188425">
                <text:p>33.2188425</text:p>
              </table:table-cell>
              <table:table-cell office:value-type="float" office:value="38.814265125">
                <text:p>38.814265125</text:p>
              </table:table-cell>
              <table:table-cell office:value-type="float" office:value="44.40968775">
                <text:p>44.40968775</text:p>
              </table:table-cell>
              <table:table-cell office:value-type="float" office:value="50.005110375">
                <text:p>50.005110375</text:p>
              </table:table-cell>
              <table:table-cell office:value-type="float" office:value="55.600533">
                <text:p>55.600533</text:p>
              </table:table-cell>
              <table:table-cell office:value-type="float" office:value="61.195955625">
                <text:p>61.195955625</text:p>
              </table:table-cell>
              <table:table-cell office:value-type="float" office:value="66.79137825">
                <text:p>66.79137825</text:p>
              </table:table-cell>
            </table:table-row>
            <table:table-row>
              <table:table-cell office:value-type="string">
                <text:p>Relay Switch</text:p>
                <draw:g>
                  <svg:desc>Tables.A10:Tables.A10</svg:desc>
                </draw:g>
              </table:table-cell>
              <table:table-cell office:value-type="float" office:value="19.652295905">
                <text:p>19.652295905</text:p>
                <draw:g>
                  <svg:desc>Tables.B10:Tables.K10</svg:desc>
                </draw:g>
              </table:table-cell>
              <table:table-cell office:value-type="float" office:value="24.63556973">
                <text:p>24.63556973</text:p>
              </table:table-cell>
              <table:table-cell office:value-type="float" office:value="29.618843555">
                <text:p>29.618843555</text:p>
              </table:table-cell>
              <table:table-cell office:value-type="float" office:value="34.60211738">
                <text:p>34.60211738</text:p>
              </table:table-cell>
              <table:table-cell office:value-type="float" office:value="39.585391205">
                <text:p>39.585391205</text:p>
              </table:table-cell>
              <table:table-cell office:value-type="float" office:value="44.56866503">
                <text:p>44.56866503</text:p>
              </table:table-cell>
              <table:table-cell office:value-type="float" office:value="49.551938855">
                <text:p>49.551938855</text:p>
              </table:table-cell>
              <table:table-cell office:value-type="float" office:value="54.53521268">
                <text:p>54.53521268</text:p>
              </table:table-cell>
              <table:table-cell office:value-type="float" office:value="59.518486505">
                <text:p>59.518486505</text:p>
              </table:table-cell>
              <table:table-cell office:value-type="float" office:value="64.50176033">
                <text:p>64.501760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